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13.649cm" svg:height="7.196cm" svg:x="4.387cm" svg:y="1cm">
          <text:p/>
        </draw:rect>
        <draw:rect draw:style-name="gr2" draw:text-style-name="P1" draw:layer="layout" svg:width="22.909cm" svg:height="4.808cm" svg:x="1cm" svg:y="1cm">
          <text:p/>
        </draw:rect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6cm" svg:height="13.365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horizontal-align="center" draw:textarea-vertical-align="middle">
        <text:list-style style:name="Standard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1.4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2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3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3.8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4.6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5.4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6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7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7.8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-1.2cm"/>
      <style:text-properties fo:color="#000000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6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2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2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2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2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2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3"/>
    </draw:layer-set>
    <style:handout-master presentation:presentation-page-layout-name="AL0T25" style:page-layout-name="PM0" draw:style-name="dp2">
      <draw:page-thumbnail draw:layer="backgroundobjects" svg:width="10.606cm" svg:height="7.499cm" svg:x="2.479cm" svg:y="2cm" draw:page-number="1"/>
      <draw:page-thumbnail draw:layer="backgroundobjects" svg:width="10.606cm" svg:height="7.499cm" svg:x="16.614cm" svg:y="2cm"/>
      <draw:page-thumbnail draw:layer="backgroundobjects" svg:width="10.606cm" svg:height="7.499cm" svg:x="2.479cm" svg:y="11.5cm"/>
      <draw:page-thumbnail draw:layer="backgroundobjects" svg:width="10.606cm" svg:height="7.499cm" svg:x="16.614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initial-creator>Thorsten Peters</meta:initial-creator>
    <meta:creation-date>1997-11-26T10:32:30</meta:creation-date>
    <dc:creator>Thorsten Peters</dc:creator>
    <dc:date>1997-12-08T15:09:36</dc:date>
    <meta:editing-cycles>0</meta:editing-cycles>
    <meta:editing-duration>P26DT18H32M23S</meta:editing-duration>
    <meta:user-defined meta:name="Info 0"/>
    <meta:user-defined meta:name="Info 1"/>
    <meta:user-defined meta:name="Info 2"/>
    <meta:user-defined meta:name="Info 3"/>
    <meta:document-statistic meta:object-count="10"/>
  </office:meta>
</office:document-meta>
</file>